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h text:style-name="Heading_20_1" text:outline-level="1">Brian Ephraim - senior frontend engineer</text:h>
      <text:p text:style-name="Horizontal_20_Line"/>
      <text:p text:style-name="First_20_paragraph">NYC / remote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18 year professional summary</text:h>
      <text:h text:style-name="Heading_20_3" text:outline-level="3">Technology</text:h>
      <text:p text:style-name="First_20_paragraph"><text:span text:style-name="T1">Languages:</text:span> ES6 - Javascript - HTML5 - Sass - CSS3 - Bash - LESS - PHP - SQL<text:line-break/><text:span text:style-name="T2">Frontend</text:span><text:span text:style-name="T3"> </text:span><text:span text:style-name="T4">libraries:</text:span> React - Redux - Angular - jQuery - Require - Backbone<text:line-break/><text:span text:style-name="T5">Tooling:</text:span> WebPack - NPM - Gulp - Grunt - Docker - Vagrant - ImageMagick - Bower - Yeoman<text:line-break/><text:span text:style-name="T6">Servers:</text:span> Node - Apache<text:line-break/><text:span text:style-name="T7">Testing:</text:span> Jest - Mocha - Chai - Enzyme - Karma - Jasmine - Protractor<text:line-break/><text:span text:style-name="T8">CSS</text:span><text:span text:style-name="T9"> </text:span><text:span text:style-name="T10">libraries:</text:span> Bourbon - Bootstrap - Foundation<text:line-break/><text:span text:style-name="T11">Databases:</text:span> MongoDB - MySQL<text:line-break/><text:span text:style-name="T12">Cloud</text:span><text:span text:style-name="T13"> </text:span><text:span text:style-name="T14">services:</text:span> Amazon Web Services (AWS) - Github - Sentry - GitLab - BitBucket<text:line-break/><text:span text:style-name="T15">Client/Server</text:span><text:span text:style-name="T16"> </text:span><text:span text:style-name="T17">Communication:</text:span> AJAX - WebSockets<text:line-break/><text:span text:style-name="T18">Graphics</text:span><text:span text:style-name="T19"> </text:span><text:span text:style-name="T20">Applications:</text:span> Sketch - Zeplin - Photoshop - Illustrator - InDesign<text:line-break/><text:span text:style-name="T21">Other</text:span><text:span text:style-name="T22"> </text:span><text:span text:style-name="T23">Applications:</text:span> Sublime - iTerm2 - Chrome Dev Tools - iOs Simulator - Genymotion - All the Browsers<text:line-break/><text:span text:style-name="T24">Version</text:span><text:span text:style-name="T25"> </text:span><text:span text:style-name="T26">Control:</text:span> Git - SVN - CVS</text:p>
      <text:h text:style-name="Heading_20_3" text:outline-level="3">Career</text:h>
      <text:h text:style-name="Heading_20_4" text:outline-level="4">TED Conferences (video &amp; education) - Consultant, January 2017 - present</text:h>
      <text:list text:style-name="L1">
        <text:list-item>
          <text:p text:style-name="P1">Developing React Native applications from the ground up</text:p>
        </text:list-item>
        <text:list-item>
          <text:p text:style-name="P1">Meeting application requirements as sole app developer on one project</text:p>
          <text:list text:style-name="L2">
            <text:list-item>
              <text:p text:style-name="P2">setting up a new React Native</text:p>
            </text:list-item>
            <text:list-item>
              <text:p text:style-name="P2">deploying with Fastlane to Android and iOs BETA testers</text:p>
            </text:list-item>
            <text:list-item>
              <text:p text:style-name="P2">handling Apple and Google signing certificates</text:p>
            </text:list-item>
            <text:list-item>
              <text:p text:style-name="P2">built entire application’s screens and business logic</text:p>
            </text:list-item>
            <text:list-item>
              <text:p text:style-name="P2">hacking React Navigation to perform custom element based transitions and complex navigation flows</text:p>
            </text:list-item>
            <text:list-item>
              <text:p text:style-name="P2">building backend in Node to support Beta phase</text:p>
            </text:list-item>
            <text:list-item>
              <text:p text:style-name="P2">communicating backend requirements for production needs to backend engineers</text:p>
            </text:list-item>
            <text:list-item>
              <text:p text:style-name="P2">accomplishing network interacting with GraphQL</text:p>
            </text:list-item>
            <text:list-item>
              <text:p text:style-name="P2">integrating Codepush for faster iterations</text:p>
            </text:list-item>
            <text:list-item>
              <text:p text:style-name="P2">closely collaborating with design and product on features</text:p>
            </text:list-item>
            <text:list-item>
              <text:p text:style-name="P2">building a custom video player</text:p>
            </text:list-item>
            <text:list-item>
              <text:p text:style-name="P2">inventing a markdown-based pseudo CMS for non-technical copy contributors</text:p>
            </text:list-item>
          </text:list>
        </text:list-item>
        <text:list-item>
          <text:p text:style-name="P1">Technical leading on another brand new React Native project</text:p>
          <text:list text:style-name="L3">
            <text:list-item>
              <text:p text:style-name="P3">maintaining both projects together as a monorepo with a custom architecture to maximize code sharing</text:p>
            </text:list-item>
            <text:list-item>
              <text:p text:style-name="P3">converting specifications into tickets for other engineers to accomplish</text:p>
            </text:list-item>
            <text:list-item>
              <text:p text:style-name="P3">providing principle code reviews for four engineers to ensure code quality, performance, and conformance with established systems and patterns</text:p>
            </text:list-item>
          </text:list>
        </text:list-item>
      </text:list>
      <text:h text:style-name="Heading_20_4" text:outline-level="4">Float (resource scheduling) - Senior Frontend Developer, November 2017 - March 2018</text:h>
      <text:list text:style-name="L4">
        <text:list-item>
          <text:p text:style-name="P4">Building a Slackbot</text:p>
        </text:list-item>
        <text:list-item>
          <text:p text:style-name="P4">Implementing new features and bug fixes on a complex legacy website</text:p>
        </text:list-item>
        <text:list-item>
          <text:p text:style-name="P4">Using React and Redux</text:p>
        </text:list-item>
      </text:list>
      <text:h text:style-name="Heading_20_4" text:outline-level="4">Building Robotics (internet of things) - Senior Frontend Engineer, November 2016 - May 2017</text:h>
      <text:list text:style-name="L5">
        <text:list-item>
          <text:p text:style-name="P5">Migrating build process towards Webpack</text:p>
        </text:list-item>
        <text:list-item>
          <text:p text:style-name="P5">Advocating migration towards React/Redux</text:p>
        </text:list-item>
        <text:list-item>
          <text:p text:style-name="P5">Establishing end-to-end test system</text:p>
        </text:list-item>
        <text:list-item>
          <text:p text:style-name="P5">Integrating websockets in application frontend</text:p>
        </text:list-item>
        <text:list-item>
          <text:p text:style-name="P5">Reviewing contributor code</text:p>
        </text:list-item>
        <text:list-item>
          <text:p text:style-name="P5">Working 100% remote</text:p>
        </text:list-item>
        <text:list-item>
          <text:p text:style-name="P5">Agile</text:p>
        </text:list-item>
      </text:list>
      <text:h text:style-name="Heading_20_4" text:outline-level="4">Building Robotics (internet of things) - Senior Frontend Engineer, November 2016 - May 2017</text:h>
      <text:list text:style-name="L6">
        <text:list-item>
          <text:p text:style-name="P6">Migrating build process towards Webpack</text:p>
        </text:list-item>
        <text:list-item>
          <text:p text:style-name="P6">Advocating migration towards React/Redux</text:p>
        </text:list-item>
        <text:list-item>
          <text:p text:style-name="P6">Establishing end-to-end test system</text:p>
        </text:list-item>
        <text:list-item>
          <text:p text:style-name="P6">Integrating websockets in application frontend</text:p>
        </text:list-item>
        <text:list-item>
          <text:p text:style-name="P6">Reviewing contributor code</text:p>
        </text:list-item>
        <text:list-item>
          <text:p text:style-name="P6">Working 100% remote</text:p>
        </text:list-item>
        <text:list-item>
          <text:p text:style-name="P6">Agile</text:p>
        </text:list-item>
      </text:list>
      <text:h text:style-name="Heading_20_4" text:outline-level="4">OKCupid (dating website) - Frontend Engineer, November 2013 - August 2016</text:h>
      <text:list text:style-name="L7">
        <text:list-item>
          <text:p text:style-name="P7">Building single-page and mutli-page web apps</text:p>
          <text:list text:style-name="L8">
            <text:list-item>
              <text:p text:style-name="P8">Using React and Angular</text:p>
            </text:list-item>
            <text:list-item>
              <text:p text:style-name="P8">responsible for entire dating site front end feature sets</text:p>
            </text:list-item>
            <text:list-item>
              <text:p text:style-name="P8">in both sole code owner and collaborative roles</text:p>
            </text:list-item>
          </text:list>
        </text:list-item>
        <text:list-item>
          <text:p text:style-name="P7">Developing features, such as</text:p>
          <text:list text:style-name="L9">
            <text:list-item>
              <text:p text:style-name="P9">complex business logic</text:p>
            </text:list-item>
            <text:list-item>
              <text:p text:style-name="P9">touch and swipe interaction</text:p>
            </text:list-item>
            <text:list-item>
              <text:p text:style-name="P9">infinite scroll</text:p>
            </text:list-item>
            <text:list-item>
              <text:p text:style-name="P9">pull to refresh</text:p>
            </text:list-item>
            <text:list-item>
              <text:p text:style-name="P9">pinch to zoom</text:p>
            </text:list-item>
            <text:list-item>
              <text:p text:style-name="P9">photo upload</text:p>
            </text:list-item>
            <text:list-item>
              <text:p text:style-name="P9">Instant chats and notifications with WebSockets</text:p>
            </text:list-item>
            <text:list-item>
              <text:p text:style-name="P9">Tinder-like card swiping interface</text:p>
            </text:list-item>
            <text:list-item>
              <text:p text:style-name="P9">animated screen transitions with 3D effects</text:p>
            </text:list-item>
            <text:list-item>
              <text:p text:style-name="P9">swipeable image galleries</text:p>
            </text:list-item>
            <text:list-item>
              <text:p text:style-name="P9">phone/tablet responsive</text:p>
            </text:list-item>
            <text:list-item>
              <text:p text:style-name="P9">geolocation</text:p>
            </text:list-item>
            <text:list-item>
              <text:p text:style-name="P9">sticky footers and headers</text:p>
            </text:list-item>
            <text:list-item>
              <text:p text:style-name="P9">lazy loading assets</text:p>
            </text:list-item>
            <text:list-item>
              <text:p text:style-name="P9">optimized load times via vanilla.js landing pages, on-demand asset loading, bundling, and compression</text:p>
            </text:list-item>
            <text:list-item>
              <text:p text:style-name="P9">unit tests</text:p>
            </text:list-item>
          </text:list>
        </text:list-item>
        <text:list-item>
          <text:p text:style-name="P7">Assembling Grunt development environment, including:</text:p>
          <text:list text:style-name="L10">
            <text:list-item>
              <text:p text:style-name="P10">localhost server</text:p>
            </text:list-item>
            <text:list-item>
              <text:p text:style-name="P10">remote debugging console</text:p>
            </text:list-item>
            <text:list-item>
              <text:p text:style-name="P10">effortless retina/non-retina spritesheet generation</text:p>
            </text:list-item>
            <text:list-item>
              <text:p text:style-name="P10">endpoint proxying</text:p>
            </text:list-item>
            <text:list-item>
              <text:p text:style-name="P10">build and deployment scripts for a variety of asset servers, including AWS</text:p>
            </text:list-item>
            <text:list-item>
              <text:p text:style-name="P10">cache-busting mechanisms</text:p>
            </text:list-item>
            <text:list-item>
              <text:p text:style-name="P10">asset compilation</text:p>
            </text:list-item>
            <text:list-item>
              <text:p text:style-name="P10">rollback functionality</text:p>
            </text:list-item>
            <text:list-item>
              <text:p text:style-name="P10">git integration</text:p>
            </text:list-item>
          </text:list>
        </text:list-item>
        <text:list-item>
          <text:p text:style-name="P7">Owning entire Git codebases</text:p>
        </text:list-item>
        <text:list-item>
          <text:p text:style-name="P7">Sharing Git codebases with other front-end engineers</text:p>
        </text:list-item>
        <text:list-item>
          <text:p text:style-name="P7">Conducting A/B tests</text:p>
        </text:list-item>
        <text:list-item>
          <text:p text:style-name="P7">Tweaking designs based on test results</text:p>
        </text:list-item>
        <text:list-item>
          <text:p text:style-name="P7">Organizing project roadmaps</text:p>
        </text:list-item>
        <text:list-item>
          <text:p text:style-name="P7">Transferring architecture and features between separate projects</text:p>
        </text:list-item>
        <text:list-item>
          <text:p text:style-name="P7">Writing detailed specification documents for backend developers</text:p>
        </text:list-item>
        <text:list-item>
          <text:p text:style-name="P7">Collaborating with backend developers on API modeling</text:p>
        </text:list-item>
        <text:list-item>
          <text:p text:style-name="P7">Collaborating closely with designers on product features</text:p>
        </text:list-item>
        <text:list-item>
          <text:p text:style-name="P7">Styling CSS with pixel perfect alignment against designer files</text:p>
        </text:list-item>
      </text:list>
      <text:h text:style-name="Heading_20_4" text:outline-level="4">BernieSelfie.com (side project) - creator, July 2015 - May 2017</text:h>
      <text:list text:style-name="L11">
        <text:list-item>
          <text:p text:style-name="P11">creating a website that helps people combine their photos with campaign graphics and share the result on social media</text:p>
        </text:list-item>
      </text:list>
      <text:h text:style-name="Heading_20_4" text:outline-level="4">Viggle Inc. (second screen app) - Senior Web / Javascript Engineer, April 2013 - October 2013</text:h>
      <text:list text:style-name="L12">
        <text:list-item>
          <text:p text:style-name="P12">Owning the Angular codebase for two single page apps</text:p>
        </text:list-item>
        <text:list-item>
          <text:p text:style-name="P12">Delegating tasks to other frontend engineers</text:p>
        </text:list-item>
        <text:list-item>
          <text:p text:style-name="P12">Coordinating production deployment with backend</text:p>
        </text:list-item>
        <text:list-item>
          <text:p text:style-name="P12">Estimating tasks, researching technology, and planning for future initiatives</text:p>
        </text:list-item>
      </text:list>
      <text:h text:style-name="Heading_20_4" text:outline-level="4">Blaboid Inc. (startup) - Entrepreneur, November 2010 - April 2013</text:h>
      <text:list text:style-name="L13">
        <text:list-item>
          <text:p text:style-name="P13">Launching a social networking platform</text:p>
        </text:list-item>
        <text:list-item>
          <text:p text:style-name="P13">Coordinating business needs with lawyer, accountant, and consultants</text:p>
        </text:list-item>
        <text:list-item>
          <text:p text:style-name="P13">Developing the platform, consisting of a single page HTML5 Backbone mobile web app with user generated content, hosted on Amazon, with PHP/MySQL backend</text:p>
        </text:list-item>
      </text:list>
      <text:h text:style-name="Heading_20_4" text:outline-level="4">Alexander Interactive (agency) - Frontend Web Developer, May 2011 - March 2012</text:h>
      <text:list text:style-name="L14">
        <text:list-item>
          <text:p text:style-name="P14">Serving E-commerce clients such as Lowe’s Home Improvement and Adorama</text:p>
        </text:list-item>
        <text:list-item>
          <text:p text:style-name="P14">Doing agile with daily scrum calls, sprint planning/review, and demos for executive product owners</text:p>
        </text:list-item>
        <text:list-item>
          <text:p text:style-name="P14">Flying to client corporate headquarters for onsite consulting</text:p>
        </text:list-item>
        <text:list-item>
          <text:p text:style-name="P14">Working with distributed team members via Skype and email</text:p>
        </text:list-item>
      </text:list>
      <text:h text:style-name="Heading_20_4" text:outline-level="4">KickApps/Kit Digital (agency) - Frontend Web Developer, October 2010 - May 2011</text:h>
      <text:list text:style-name="L15">
        <text:list-item>
          <text:p text:style-name="P15">Developing social portals for such clients as:</text:p>
          <text:list text:style-name="L16">
            <text:list-item>
              <text:p text:style-name="P16">The Doctor Oz TV Show</text:p>
            </text:list-item>
            <text:list-item>
              <text:p text:style-name="P16">MIT University</text:p>
            </text:list-item>
            <text:list-item>
              <text:p text:style-name="P16">Penguin publishers</text:p>
            </text:list-item>
            <text:list-item>
              <text:p text:style-name="P16">Book Of Cool</text:p>
            </text:list-item>
            <text:list-item>
              <text:p text:style-name="P16">Squabbler</text:p>
            </text:list-item>
            <text:list-item>
              <text:p text:style-name="P16">Sharecare</text:p>
            </text:list-item>
            <text:list-item>
              <text:p text:style-name="P16">Leap4Life</text:p>
            </text:list-item>
          </text:list>
        </text:list-item>
        <text:list-item>
          <text:p text:style-name="P15">Working with distributed team members via Skype and email</text:p>
        </text:list-item>
      </text:list>
      <text:h text:style-name="Heading_20_4" text:outline-level="4">Rail Europe (travel website) - Web designer, October 2006 - October 2010</text:h>
      <text:list text:style-name="L17">
        <text:list-item>
          <text:p text:style-name="P17">developing mobile and desktop e-commerce web frontend</text:p>
        </text:list-item>
      </text:list>
      <text:h text:style-name="Heading_20_4" text:outline-level="4">Epoch (band) - Guitarist, September 2003 - October 2006</text:h>
      <text:list text:style-name="L18">
        <text:list-item>
          <text:p text:style-name="P18">writing songs</text:p>
        </text:list-item>
        <text:list-item>
          <text:p text:style-name="P18">engineering audio</text:p>
        </text:list-item>
        <text:list-item>
          <text:p text:style-name="P18">producing albums</text:p>
        </text:list-item>
        <text:list-item>
          <text:p text:style-name="P18">performing shows</text:p>
        </text:list-item>
        <text:list-item>
          <text:p text:style-name="P18">building and programming electronic instruments</text:p>
        </text:list-item>
        <text:list-item>
          <text:p text:style-name="P18">creating the band’s website</text:p>
        </text:list-item>
      </text:list>
      <text:h text:style-name="Heading_20_4" text:outline-level="4">Regeneron (pharmaceuticals) - Graphic designer, July 2000 - October 2005</text:h>
      <text:list text:style-name="L19">
        <text:list-item>
          <text:p text:style-name="P19">Designing logos, banners, posters, fliers and presentation materials</text:p>
        </text:list-item>
        <text:list-item>
          <text:p text:style-name="P19">Preparing images for patent submission</text:p>
        </text:list-item>
        <text:list-item>
          <text:p text:style-name="P19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